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0ba" officeooo:paragraph-rsid="000b40ba"/>
    </style:style>
    <style:style style:name="P2" style:family="paragraph" style:parent-style-name="Standard">
      <style:text-properties officeooo:rsid="000b40ba" officeooo:paragraph-rsid="00108851"/>
    </style:style>
    <style:style style:name="P3" style:family="paragraph" style:parent-style-name="Standard">
      <style:text-properties officeooo:paragraph-rsid="000b40ba"/>
    </style:style>
    <style:style style:name="P4" style:family="paragraph" style:parent-style-name="Standard">
      <style:text-properties officeooo:rsid="000de97f" officeooo:paragraph-rsid="000de97f"/>
    </style:style>
    <style:style style:name="P5" style:family="paragraph" style:parent-style-name="Standard">
      <style:text-properties officeooo:paragraph-rsid="000de97f"/>
    </style:style>
    <style:style style:name="P6" style:family="paragraph" style:parent-style-name="Standard">
      <style:text-properties officeooo:rsid="000e8a99" officeooo:paragraph-rsid="000e8a99"/>
    </style:style>
    <style:style style:name="P7" style:family="paragraph" style:parent-style-name="Standard">
      <style:text-properties officeooo:rsid="000e8a99" officeooo:paragraph-rsid="001060fb"/>
    </style:style>
    <style:style style:name="P8" style:family="paragraph" style:parent-style-name="Standard">
      <style:text-properties officeooo:paragraph-rsid="000e8a99"/>
    </style:style>
    <style:style style:name="P9" style:family="paragraph" style:parent-style-name="Standard">
      <style:text-properties officeooo:rsid="001060fb" officeooo:paragraph-rsid="001060fb"/>
    </style:style>
    <style:style style:name="P10" style:family="paragraph" style:parent-style-name="Standard">
      <style:text-properties officeooo:paragraph-rsid="001060fb"/>
    </style:style>
    <style:style style:name="P11" style:family="paragraph" style:parent-style-name="Standard">
      <style:text-properties officeooo:rsid="00108851" officeooo:paragraph-rsid="00108851"/>
    </style:style>
    <style:style style:name="P12" style:family="paragraph" style:parent-style-name="Standard">
      <style:text-properties officeooo:paragraph-rsid="00108851"/>
    </style:style>
    <style:style style:name="P13" style:family="paragraph" style:parent-style-name="Standard">
      <style:text-properties officeooo:rsid="0010a89b" officeooo:paragraph-rsid="0010a89b"/>
    </style:style>
    <style:style style:name="P14" style:family="paragraph" style:parent-style-name="Standard">
      <style:text-properties officeooo:rsid="0011970f" officeooo:paragraph-rsid="0011970f"/>
    </style:style>
    <style:style style:name="P15" style:family="paragraph" style:parent-style-name="Standard">
      <style:text-properties fo:font-weight="bold" officeooo:paragraph-rsid="000b40ba" style:font-weight-asian="bold" style:font-weight-complex="bold"/>
    </style:style>
    <style:style style:name="P16" style:family="paragraph" style:parent-style-name="Standard">
      <style:text-properties fo:font-weight="bold" officeooo:rsid="0011970f" officeooo:paragraph-rsid="0011970f" style:font-weight-asian="bold" style:font-weight-complex="bold"/>
    </style:style>
    <style:style style:name="P17" style:family="paragraph" style:parent-style-name="Standard">
      <style:text-properties fo:font-weight="bold" officeooo:paragraph-rsid="0011970f" style:font-weight-asian="bold" style:font-weight-complex="bold"/>
    </style:style>
    <style:style style:name="P18" style:family="paragraph" style:parent-style-name="Standard">
      <style:text-properties officeooo:rsid="0011f054" officeooo:paragraph-rsid="0011f054"/>
    </style:style>
    <style:style style:name="T1" style:family="text">
      <style:text-properties officeooo:rsid="000b40ba"/>
    </style:style>
    <style:style style:name="T2" style:family="text">
      <style:text-properties officeooo:rsid="000de97f"/>
    </style:style>
    <style:style style:name="T3" style:family="text">
      <style:text-properties officeooo:rsid="000e8a99"/>
    </style:style>
    <style:style style:name="T4" style:family="text">
      <style:text-properties officeooo:rsid="001060fb"/>
    </style:style>
    <style:style style:name="T5" style:family="text">
      <style:text-properties officeooo:rsid="00108851"/>
    </style:style>
    <style:style style:name="T6" style:family="text">
      <style:text-properties officeooo:rsid="0011970f"/>
    </style:style>
    <style:style style:name="T7" style:family="text">
      <style:text-properties officeooo:rsid="0011f0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r org around color?</text:p>
      <text:p text:style-name="P9">BLACK_Player = human or Hermione or Albus</text:p>
      <text:p text:style-name="P10"><text:span text:style-name="T4">WHITE_Player = human or Hermione or Albus</text:span></text:p>
      <text:p text:style-name="P10"/>
      <text:p text:style-name="P13">Maybe change game.state? <text:s/>State = “BlackMove” or “WhiteMove”?</text:p>
      <text:p text:style-name="P13">Or leave as is for human vs AI, but add state=”Hermione” and state=Albus for AI vs AI?</text:p>
      <text:p text:style-name="P5"/>
      <text:p text:style-name="P5"><text:span text:style-name="T2">Global.</text:span><text:span text:style-name="T3">Human</text:span><text:span text:style-name="T2"> = white or black or not_playing</text:span></text:p>
      <text:p text:style-name="P5"><text:span text:style-name="T2">Global.</text:span><text:span text:style-name="T3">Muggle</text:span><text:span text:style-name="T2"> = white or black or not_playing</text:span></text:p>
      <text:p text:style-name="P4">Global.HermioneAI = white or black or not_playing</text:p>
      <text:p text:style-name="P4">Global.AlbusAI <text:s/>= white or black or not_playing</text:p>
      <text:p text:style-name="P4"/>
      <text:p text:style-name="P6">If <text:span text:style-name="T4">user chooses “</text:span>both human,” humans choose sides.</text:p>
      <text:p text:style-name="P6"/>
      <text:p text:style-name="P6">If <text:span text:style-name="T4">user chooses “</text:span>both AI,” HermioneAI=black, AlbusAI =white.</text:p>
      <text:p text:style-name="P6"><text:tab/>In Game.obj, set board to default state (white below).</text:p>
      <text:p text:style-name="P6"/>
      <text:p text:style-name="P6">If <text:span text:style-name="T4">user chooses “</text:span>Human vs AI,” then <text:span text:style-name="T4">user</text:span> chooses:</text:p>
      <text:p text:style-name="P6">(1) human=white, Hermione= black.</text:p>
      <text:p text:style-name="P8"><text:span text:style-name="T3"><text:tab/>In Game.obj, set board to default state (white below_.</text:span></text:p>
      <text:p text:style-name="P6"/>
      <text:p text:style-name="P6">(2) Hermione=white, human=black.</text:p>
      <text:p text:style-name="P4"><text:tab/><text:span text:style-name="T3">In Game.obj, flip board (white above) and reverse king/queen.</text:span></text:p>
      <text:p text:style-name="P1"/>
      <text:p text:style-name="P8"><text:span text:style-name="T3">Possible moves </text:span><text:span text:style-name="T4">now</text:span><text:span text:style-name="T3"> checked every turn, </text:span><text:span text:style-name="T4">not every other turn.</text:span><text:span text:style-name="T3">.</text:span></text:p>
      <text:p text:style-name="P6">T1: if white ==human, human moves, as I have it now.</text:p>
      <text:p text:style-name="P6"><text:tab/>In T1 black, <text:span text:style-name="T4">AI/</text:span>Poss.moves checks black pieces, pawns y++,</text:p>
      <text:p text:style-name="P7"><text:tab/><text:span text:style-name="T4">enemy </text:span>king on right. <text:s/></text:p>
      <text:p text:style-name="P7"><text:span text:style-name="T4"><text:tab/>But AI/Poss moves also must check next white move,</text:span></text:p>
      <text:p text:style-name="P7"><text:tab/><text:span text:style-name="T4">with pawns y--, and enemy king on left.</text:span></text:p>
      <text:p text:style-name="P6">T1: if black == human, Then Hermione moves. <text:s/>Poss. Moves </text:p>
      <text:p text:style-name="P6"><text:tab/>checks for white moves, incl. King on right.</text:p>
      <text:p text:style-name="P1"/>
      <text:p text:style-name="P15"><text:span text:style-name="T1">In poss.moves: </text:span><text:span text:style-name="T5">change BLACK to </text:span><text:span text:style-name="T6">variable friendly</text:span><text:span text:style-name="T5"> and WHITE to </text:span><text:span text:style-name="T6">variable enemy</text:span><text:span text:style-name="T5"> </text:span></text:p>
      <text:p text:style-name="P16">then just assume side gets all the friendly stuff.</text:p>
      <text:p text:style-name="P17"><text:span text:style-name="T6">If side==black, then friendly=BLACK; else friendly=WHITE. </text:span><text:span text:style-name="T7">Initialize to BLACK.</text:span></text:p>
      <text:p text:style-name="P16">If side==black, use default pawn/castle code; else use alternate pawn/castle code.</text:p>
      <text:p text:style-name="P14">But we’re looking at pawns that say [PAWN, BLACK.] <text:s/>3,8. <text:s/></text:p>
      <text:p text:style-name="P14"/>
      <text:p text:style-name="P18">Initializing game.obj, if player chooses white, side=black? If player chooses black, side=white?</text:p>
      <text:p text:style-name="P18">Since player doesn’t use possible moves ever.</text:p>
      <text:p text:style-name="P18">Wait. It’s ALWAYS an AI calling poss.moves – even ai stand-in for player.</text:p>
      <text:p text:style-name="P18">So argument is possibleMoves(boardstate,AISide).</text:p>
      <text:p text:style-name="P18">If halfTurn == black, then AISide=black. <text:s/>If halfTurn==white, then AISide==white.</text:p>
      <text:p text:style-name="P18"/>
      <text:p text:style-name="P18">If root node is calling possMoves to max, and player is white, then AISide=black.</text:p>
      <text:p text:style-name="P18">If level 1 node is calling possMoves to min, and player is white, then AIside=white.</text:p>
      <text:p text:style-name="P18"/>
      <text:p text:style-name="P14"/>
      <text:p text:style-name="P3"><text:soft-page-break/></text:p>
      <text:p text:style-name="P12"><text:span text:style-name="T5">if </text:span><text:span text:style-name="T6">side</text:span><text:span text:style-name="T5"> (i.e., argument1) == black, friend=black; if argument1=black use default pawn &amp; castle code..</text:span></text:p>
      <text:p text:style-name="P12"><text:span text:style-name="T5">If </text:span><text:span text:style-name="T6">side</text:span><text:span text:style-name="T5"> (argument1) == white, friend=white. If arg1 = white, use alternate pawn &amp; castle code. </text:span></text:p>
      <text:p text:style-name="P11"/>
      <text:p text:style-name="P14">To handle pawns: if (side==black) then original code; else use mirror pawn code.</text:p>
      <text:p text:style-name="P14">Likewise castle: if (side==black) then original code; else use mirror castle code.</text:p>
      <text:p text:style-name="P14"/>
      <text:p text:style-name="P14">For rest of code, if side is black, </text:p>
      <text:p text:style-name="P2"/>
      <text:p text:style-name="P1"/>
      <text:p text:style-name="P1">3. in poss moves, enemy/AI = white; friend/player = black;</text:p>
      <text:p text:style-name="P1"/>
      <text:p text:style-name="P1">Possible moves(boardstate, side); <text:s/>// gets 2 new arguments.</text:p>
      <text:p text:style-name="P9">So possibleMoves(boardstate,black) means we’ll check black’s poss moves?</text:p>
      <text:p text:style-name="P1"/>
      <text:p text:style-name="P9">If side==black, then check black’s poss. Moves; </text:p>
      <text:p text:style-name="P9"><text:tab/>then call again and check white’s next poss. Moves for each individual move!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0T21:18:52.796000000</meta:creation-date>
    <dc:date>2020-07-20T23:04:51.124000000</dc:date>
    <meta:editing-duration>PT37S</meta:editing-duration>
    <meta:editing-cycles>1</meta:editing-cycles>
    <meta:document-statistic meta:table-count="0" meta:image-count="0" meta:object-count="0" meta:page-count="2" meta:paragraph-count="47" meta:word-count="435" meta:character-count="2779" meta:non-whitespace-character-count="2367"/>
    <meta:generator>LibreOffice/6.4.1.2$Windows_X86_64 LibreOffice_project/4d224e95b98b138af42a64d84056446d09082932</meta:generator>
  </office:meta>
</office:document-meta>
</file>